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eproduction of Fig. 2 of Bidinosti and Martin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mu = 40000</text:p>
          </table:table-cell>
          <table:table-cell table:style-name="ce1" office:value-type="string" calcext:value-type="string">
            <text:p>mu = 200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S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08000" calcext:value-type="float">
            <text:p>208000</text:p>
          </table:table-cell>
          <table:table-cell table:style-name="ce1" office:value-type="float" office:value="17000" calcext:value-type="float">
            <text:p>1700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09000" calcext:value-type="float">
            <text:p>209000</text:p>
          </table:table-cell>
          <table:table-cell table:style-name="ce1" office:value-type="float" office:value="18000" calcext:value-type="float">
            <text:p>18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000" calcext:value-type="float">
            <text:p>75000</text:p>
          </table:table-cell>
          <table:table-cell table:style-name="ce1"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20000" calcext:value-type="float">
            <text:p>20000</text:p>
          </table:table-cell>
          <table:table-cell table:style-name="ce1" office:value-type="float" office:value="2500" calcext:value-type="float">
            <text:p>2500</text:p>
          </table:table-cell>
        </table:table-row>
        <table:table-row table:style-name="ro1" table:number-rows-repeated="2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MSL geometry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radii = 1.2, 1.3, 1.5, 1.75 m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hicknesses = 0.002, 0.003, 0.003, 0.004 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740" calcext:value-type="float">
            <text:p>474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7644" calcext:value-type="float">
            <text:p>17644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7074" calcext:value-type="float">
            <text:p>47074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3201" calcext:value-type="float">
            <text:p>103201</text:p>
          </table:table-cell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0051" calcext:value-type="float">
            <text:p>10051</text:p>
          </table:table-cell>
          <table:table-cell office:value-type="string" calcext:value-type="string">
            <text:p>three outer layers mu = 20000, innermost layer mu = 50000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MSL proposed geometry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radii = 1.13, 1.2, 1.3, 1.5, 1.75 m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thicknesses = 0.002, 0.002, 0.003, 0.003, 0.004 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286" calcext:value-type="float">
            <text:p>1728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2493" calcext:value-type="float">
            <text:p>82493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67479" calcext:value-type="float">
            <text:p>267479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89112" calcext:value-type="float">
            <text:p>689112</text:p>
          </table:table-cell>
          <table:table-cell/>
        </table:table-row>
        <table:table-row table:style-name="ro1">
          <table:table-cell table:style-name="Default" office:value-type="string" calcext:value-type="string">
            <text:p>*</text:p>
          </table:table-cell>
          <table:table-cell table:style-name="Default" office:value-type="float" office:value="67227" calcext:value-type="float">
            <text:p>67227</text:p>
          </table:table-cell>
          <table:table-cell office:value-type="string" calcext:value-type="string">
            <text:p>three outer layers mu = 20000, two innermost layers mu = 50000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Adjusting geometry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radii = r, 1.2, 1.3, 1.5, 1.75 m</text:p>
          </table:table-cell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u = 200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 (m)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1449" calcext:value-type="float">
            <text:p>21449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0048" calcext:value-type="float">
            <text:p>20048</text:p>
          </table:table-cell>
          <table:table-cell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8660" calcext:value-type="float">
            <text:p>18660</text:p>
          </table:table-cell>
          <table:table-cell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7286" calcext:value-type="float">
            <text:p>17286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5925" calcext:value-type="float">
            <text:p>159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6:01:11.014070526</meta:creation-date>
    <dc:date>2024-01-09T16:36:34.831827100</dc:date>
    <meta:editing-duration>PT3M52S</meta:editing-duration>
    <meta:editing-cycles>1</meta:editing-cycles>
    <meta:document-statistic meta:table-count="1" meta:cell-count="69" meta:object-count="0"/>
    <meta:generator>LibreOffice/7.3.7.2$Linux_X86_64 LibreOffice_project/30$Build-2</meta:generator>
  </office:meta>
</office:document-meta>
</file>